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68a6f" style:font-weight-asian="normal" style:font-weight-complex="normal"/>
    </style:style>
    <style:style style:name="P2" style:family="paragraph" style:parent-style-name="Standard">
      <style:text-properties fo:font-weight="normal" officeooo:rsid="00168a6f" officeooo:paragraph-rsid="00184495" style:font-weight-asian="normal" style:font-weight-complex="normal"/>
    </style:style>
    <style:style style:name="P3" style:family="paragraph" style:parent-style-name="Standard">
      <style:text-properties fo:font-weight="normal" officeooo:rsid="001b1f8b" officeooo:paragraph-rsid="00253c79" style:font-weight-asian="normal" style:font-weight-complex="normal"/>
    </style:style>
    <style:style style:name="P4" style:family="paragraph" style:parent-style-name="Standard">
      <style:text-properties fo:font-weight="normal" officeooo:rsid="001b1f8b" officeooo:paragraph-rsid="001b1f8b" style:font-weight-asian="normal" style:font-weight-complex="normal"/>
    </style:style>
    <style:style style:name="P5" style:family="paragraph" style:parent-style-name="Standard">
      <style:text-properties fo:font-weight="normal" officeooo:rsid="002bb6eb" officeooo:paragraph-rsid="001b1f8b" style:font-weight-asian="normal" style:font-weight-complex="normal"/>
    </style:style>
    <style:style style:name="P6" style:family="paragraph" style:parent-style-name="Standard">
      <style:text-properties fo:font-weight="normal" officeooo:rsid="002bb6eb" officeooo:paragraph-rsid="002d037e" style:font-weight-asian="normal" style:font-weight-complex="normal"/>
    </style:style>
    <style:style style:name="P7" style:family="paragraph" style:parent-style-name="Standard">
      <style:text-properties fo:font-weight="normal" officeooo:rsid="002d037e" officeooo:paragraph-rsid="001b1f8b" style:font-weight-asian="normal" style:font-weight-complex="normal"/>
    </style:style>
    <style:style style:name="P8" style:family="paragraph" style:parent-style-name="Standard">
      <style:text-properties fo:font-weight="bold" officeooo:rsid="001b1f8b" officeooo:paragraph-rsid="001b1f8b" style:font-weight-asian="bold" style:font-weight-complex="bold"/>
    </style:style>
    <style:style style:name="P9" style:family="paragraph" style:parent-style-name="Standard">
      <style:text-properties officeooo:paragraph-rsid="001b1f8b"/>
    </style:style>
    <style:style style:name="P10" style:family="paragraph" style:parent-style-name="Standard">
      <style:text-properties fo:font-size="10pt" style:text-underline-style="none" fo:font-weight="bold" officeooo:rsid="001b1f8b" officeooo:paragraph-rsid="001e1147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style:text-underline-style="none" fo:font-weight="bold" officeooo:rsid="0023fa07" officeooo:paragraph-rsid="0023fa07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style:text-underline-style="none" fo:font-weight="normal" officeooo:rsid="00253c79" officeooo:paragraph-rsid="00253c79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style:text-underline-style="none" fo:font-weight="normal" officeooo:rsid="00253c79" officeooo:paragraph-rsid="00264e70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style:text-underline-style="none" fo:font-weight="normal" officeooo:rsid="00264e70" officeooo:paragraph-rsid="00264e70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style:text-underline-style="none" fo:font-weight="normal" officeooo:rsid="00264e70" officeooo:paragraph-rsid="00253c79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style:text-underline-style="none" fo:font-weight="normal" officeooo:rsid="00264e70" officeooo:paragraph-rsid="0027fad0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style:text-underline-style="none" fo:font-weight="normal" officeooo:rsid="001ca6d4" officeooo:paragraph-rsid="0023fa07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style:text-underline-style="none" fo:font-weight="normal" officeooo:rsid="001d0a40" officeooo:paragraph-rsid="001b1f8b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style:text-underline-style="none" fo:font-weight="normal" officeooo:rsid="001d0a40" officeooo:paragraph-rsid="001d0a40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10pt" style:text-underline-style="none" fo:font-weight="normal" officeooo:rsid="00224f7f" officeooo:paragraph-rsid="001d0a40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size="10pt" style:text-underline-style="none" fo:font-weight="normal" officeooo:rsid="001e1147" officeooo:paragraph-rsid="001d0a40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style:text-underline-style="none" fo:font-weight="normal" officeooo:rsid="001e1147" officeooo:paragraph-rsid="001e1147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style:text-underline-style="none" fo:font-weight="normal" officeooo:rsid="0027fad0" officeooo:paragraph-rsid="0027fad0" style:font-size-asian="10pt" style:font-weight-asian="normal" style:font-size-complex="10pt" style:font-weight-complex="normal"/>
    </style:style>
    <style:style style:name="P24" style:family="paragraph" style:parent-style-name="Standard">
      <style:text-properties officeooo:paragraph-rsid="00253c79"/>
    </style:style>
    <style:style style:name="P25" style:family="paragraph" style:parent-style-name="Standard">
      <style:text-properties officeooo:rsid="00253c79" officeooo:paragraph-rsid="00253c79"/>
    </style:style>
    <style:style style:name="P26" style:family="paragraph" style:parent-style-name="Standard">
      <style:text-properties officeooo:rsid="00253c79" officeooo:paragraph-rsid="00264e70"/>
    </style:style>
    <style:style style:name="P27" style:family="paragraph" style:parent-style-name="Standard">
      <style:text-properties officeooo:rsid="00264e70" officeooo:paragraph-rsid="0027fad0"/>
    </style:style>
    <style:style style:name="P28" style:family="paragraph" style:parent-style-name="Standard">
      <style:paragraph-properties fo:break-before="page"/>
      <style:text-properties fo:font-weight="bold" officeooo:rsid="001b1f8b" officeooo:paragraph-rsid="001b1f8b" style:font-weight-asian="bold" style:font-weight-complex="bold"/>
    </style:style>
    <style:style style:name="P29" style:family="paragraph" style:parent-style-name="Standard">
      <style:paragraph-properties fo:break-before="page"/>
      <style:text-properties officeooo:paragraph-rsid="001b1f8b"/>
    </style:style>
    <style:style style:name="P30" style:family="paragraph" style:parent-style-name="Standard">
      <style:paragraph-properties fo:break-before="page"/>
      <style:text-properties style:text-underline-style="none" fo:font-weight="normal" officeooo:rsid="001ca6d4" officeooo:paragraph-rsid="00253c79" style:font-weight-asian="normal" style:font-weight-complex="normal"/>
    </style:style>
    <style:style style:name="P31" style:family="paragraph" style:parent-style-name="Standard">
      <style:paragraph-properties fo:break-before="column"/>
      <style:text-properties fo:font-size="10pt" style:text-underline-style="none" fo:font-weight="bold" officeooo:rsid="0023fa07" officeooo:paragraph-rsid="0023fa07" style:font-size-asian="10pt" style:font-weight-asian="bold" style:font-size-complex="10pt" style:font-weight-complex="bold"/>
    </style:style>
    <style:style style:name="P32" style:family="paragraph" style:parent-style-name="Standard">
      <style:text-properties fo:font-size="10pt" style:text-underline-style="none" fo:font-weight="normal" officeooo:rsid="001ca6d4" officeooo:paragraph-rsid="0023fa07" style:font-size-asian="10pt" style:font-weight-asian="normal" style:font-size-complex="10pt" style:font-weight-complex="normal"/>
    </style:style>
    <style:style style:name="P33" style:family="paragraph" style:parent-style-name="Standard">
      <style:text-properties fo:font-size="10pt" style:text-underline-style="none" fo:font-weight="bold" officeooo:rsid="001b1f8b" officeooo:paragraph-rsid="001e1147" style:font-size-asian="10pt" style:font-weight-asian="bold" style:font-size-complex="10pt" style:font-weight-complex="bold"/>
    </style:style>
    <style:style style:name="P34" style:family="paragraph">
      <style:paragraph-properties fo:text-align="center"/>
    </style:style>
    <style:style style:name="P35" style:family="paragraph">
      <style:paragraph-properties fo:text-align="center" style:writing-mode="lr-tb"/>
    </style:style>
    <style:style style:name="P36" style:family="paragraph">
      <style:paragraph-properties style:writing-mode="lr-tb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style:paragraph-properties fo:text-align="center" style:writing-mode="lr-tb"/>
      <style:text-properties fo:font-size="12pt"/>
    </style:style>
    <style:style style:name="P39" style:family="paragraph">
      <loext:graphic-properties draw:fill-color="#b2b2b2"/>
      <style:paragraph-properties fo:text-align="center" style:writing-mode="lr-tb"/>
    </style:style>
    <style:style style:name="P40" style:family="paragraph">
      <loext:graphic-properties draw:fill-color="#2a6099"/>
      <style:paragraph-properties fo:text-align="center" style:writing-mode="lr-tb"/>
    </style:style>
    <style:style style:name="P41" style:family="paragraph">
      <loext:graphic-properties draw:fill-color="#ffffff"/>
      <style:paragraph-properties fo:text-align="center" style:writing-mode="lr-tb"/>
    </style:style>
    <style:style style:name="T1" style:family="text">
      <style:text-properties officeooo:rsid="0018449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1147" style:font-weight-asian="normal" style:font-weight-complex="normal"/>
    </style:style>
    <style:style style:name="T4" style:family="text">
      <style:text-properties fo:font-weight="normal" officeooo:rsid="0023fa07" style:font-weight-asian="normal" style:font-weight-complex="normal"/>
    </style:style>
    <style:style style:name="T5" style:family="text">
      <style:text-properties fo:font-weight="normal" officeooo:rsid="00253c79" style:font-weight-asian="normal" style:font-weight-complex="normal"/>
    </style:style>
    <style:style style:name="T6" style:family="text">
      <style:text-properties fo:font-weight="normal" officeooo:rsid="00264e70" style:font-weight-asian="normal" style:font-weight-complex="normal"/>
    </style:style>
    <style:style style:name="T7" style:family="text">
      <style:text-properties fo:font-weight="normal" officeooo:rsid="001b1f8b" style:font-weight-asian="normal" style:font-weight-complex="normal"/>
    </style:style>
    <style:style style:name="T8" style:family="text">
      <style:text-properties fo:font-weight="normal" officeooo:rsid="0029d4e8" style:font-weight-asian="normal" style:font-weight-complex="normal"/>
    </style:style>
    <style:style style:name="T9" style:family="text">
      <style:text-properties fo:font-weight="normal" officeooo:rsid="002bb6eb" style:font-weight-asian="normal" style:font-weight-complex="normal"/>
    </style:style>
    <style:style style:name="T10" style:family="text">
      <style:text-properties fo:font-weight="normal" officeooo:rsid="002d037e" style:font-weight-asian="normal" style:font-weight-complex="normal"/>
    </style:style>
    <style:style style:name="T11" style:family="text">
      <style:text-properties fo:font-weight="normal" officeooo:rsid="002eb674" style:font-weight-asian="normal" style:font-weight-complex="normal"/>
    </style:style>
    <style:style style:name="T12" style:family="text">
      <style:text-properties fo:font-weight="normal" officeooo:rsid="00384820" style:font-weight-asian="normal" style:font-weight-complex="normal"/>
    </style:style>
    <style:style style:name="T13" style:family="text">
      <style:text-properties fo:font-weight="normal" officeooo:rsid="003a08a0" style:font-weight-asian="normal" style:font-weight-complex="normal"/>
    </style:style>
    <style:style style:name="T14" style:family="text">
      <style:text-properties fo:font-weight="bold" officeooo:rsid="001b1f8b" style:font-weight-asian="bold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b1f8b" style:font-style-asian="italic" style:font-weight-asian="normal" style:font-style-complex="italic" style:font-weight-complex="normal"/>
    </style:style>
    <style:style style:name="T17" style:family="text">
      <style:text-properties fo:color="#c9211e" fo:font-weight="normal" style:font-weight-asian="normal" style:font-weight-complex="normal"/>
    </style:style>
    <style:style style:name="T18" style:family="text">
      <style:text-properties fo:color="#c9211e" fo:font-weight="normal" officeooo:rsid="001ca6d4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1ca6d4" style:font-weight-asian="normal" style:font-weight-complex="normal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27fad0" style:font-weight-asian="normal" style:font-weight-complex="normal"/>
    </style:style>
    <style:style style:name="T24" style:family="text">
      <style:text-properties style:text-line-through-style="none" style:text-line-through-type="none" style:text-underline-style="none" fo:font-weight="normal" fo:background-color="#ffff00" loext:char-shading-value="0" style:font-weight-asian="normal" style:font-weight-complex="normal"/>
    </style:style>
    <style:style style:name="T25" style:family="text">
      <style:text-properties style:text-line-through-style="none" style:text-line-through-type="none" style:text-underline-style="none" fo:font-weight="normal" fo:background-color="transparent" loext:char-shading-value="0" style:font-weight-asian="normal" style:font-weight-complex="normal"/>
    </style:style>
    <style:style style:name="T26" style:family="text">
      <style:text-properties style:text-line-through-style="none" style:text-line-through-type="none" style:text-underline-style="none" fo:font-weight="normal" officeooo:rsid="0029d4e8" fo:background-color="transparent" loext:char-shading-value="0" style:font-weight-asian="normal" style:font-weight-complex="normal"/>
    </style:style>
    <style:style style:name="T27" style:family="text">
      <style:text-properties fo:background-color="#ffff00" loext:char-shading-value="0"/>
    </style:style>
    <style:style style:name="T28" style:family="text">
      <style:text-properties fo:color="#ff0000"/>
    </style:style>
    <style:style style:name="T29" style:family="text">
      <style:text-properties fo:color="#ff0000" fo:background-color="#ffff00" loext:char-shading-value="0"/>
    </style:style>
    <style:style style:name="T30" style:family="text">
      <style:text-properties fo:color="#ff0000" fo:font-weight="normal" style:font-weight-asian="normal" style:font-weight-complex="normal"/>
    </style:style>
    <style:style style:name="T31" style:family="text">
      <style:text-properties fo:color="#ff0000" style:text-underline-style="solid" style:text-underline-width="auto" style:text-underline-color="font-color"/>
    </style:style>
    <style:style style:name="T32" style:family="text">
      <style:text-properties officeooo:rsid="00200fc4"/>
    </style:style>
    <style:style style:name="T3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4" style:family="text">
      <style:text-properties fo:font-size="10pt" style:text-underline-style="none" fo:font-weight="normal" officeooo:rsid="00253c79" style:font-size-asian="10pt" style:font-weight-asian="normal" style:font-size-complex="10pt" style:font-weight-complex="normal"/>
    </style:style>
    <style:style style:name="T35" style:family="text">
      <style:text-properties fo:font-size="10pt" style:text-underline-style="none" fo:font-weight="normal" officeooo:rsid="00264e70" style:font-size-asian="10pt" style:font-weight-asian="normal" style:font-size-complex="10pt" style:font-weight-complex="normal"/>
    </style:style>
    <style:style style:name="T36" style:family="text">
      <style:text-properties fo:font-size="10pt" style:text-underline-style="none" fo:font-weight="normal" officeooo:rsid="0027fad0" style:font-size-asian="10pt" style:font-weight-asian="normal" style:font-size-complex="10pt" style:font-weight-complex="normal"/>
    </style:style>
    <style:style style:name="T37" style:family="text">
      <style:text-properties fo:font-size="10pt" style:text-underline-style="none" fo:font-weight="normal" officeooo:rsid="0029d4e8" style:font-size-asian="10pt" style:font-weight-asian="normal" style:font-size-complex="10pt" style:font-weight-complex="normal"/>
    </style:style>
    <style:style style:name="T38" style:family="text">
      <style:text-properties officeooo:rsid="0029d4e8"/>
    </style:style>
    <style:style style:name="T39" style:family="text">
      <style:text-properties officeooo:rsid="002d6fe8"/>
    </style:style>
    <style:style style:name="T40" style:family="text">
      <style:text-properties officeooo:rsid="002db1f9"/>
    </style:style>
    <style:style style:name="T41" style:family="text">
      <style:text-properties officeooo:rsid="003088a8"/>
    </style:style>
    <style:style style:name="T42" style:family="text">
      <style:text-properties officeooo:rsid="003ae38f"/>
    </style:style>
    <style:style style:name="T43" style:family="text">
      <style:text-properties fo:font-size="12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185cm" fo:min-width="1.9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dash" draw:stroke-dash="Long_20_Dash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dash" draw:stroke-dash="Double_20_Dash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-dash="Double_20_Dash" svg:stroke-color="#3465a4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1.681cm" fo:min-width="2.8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122cm" fo:min-width="1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975cm" fo:min-width="1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231cm" fo:min-width="2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21cm" fo:min-width="2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087cm" fo:min-width="1.8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169cm" fo:min-width="1.9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1.482cm" fo:min-width="2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1.265cm" fo:min-width="2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1.332cm" fo:min-width="2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882cm" fo:min-width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889cm" fo:min-width="0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-color="#b2b2b2" draw:textarea-horizontal-align="justify" draw:textarea-vertical-align="middle" draw:auto-grow-height="false" fo:min-height="2.034cm" fo:min-width="3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2a6099" draw:textarea-horizontal-align="justify" draw:textarea-vertical-align="middle" draw:auto-grow-height="false" fo:min-height="2.034cm" fo:min-width="3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width="0.101cm" svg:stroke-color="#2a6099" draw:marker-start-width="0.503cm" draw:marker-end-width="0.503cm" draw:fill-color="#ffffff" draw:textarea-horizontal-align="justify" draw:textarea-vertical-align="middle" draw:auto-grow-height="false" fo:min-height="2.034cm" fo:min-width="3.98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width="0.101cm" svg:stroke-color="#2a6099" draw:marker-start-width="0.503cm" draw:marker-end-width="0.503cm" draw:fill-color="#b2b2b2" draw:textarea-horizontal-align="justify" draw:textarea-vertical-align="middle" draw:auto-grow-height="false" fo:min-height="2.034cm" fo:min-width="3.98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Veb aplikacija za pregled kataloga video igara</text:h>
      <text:p text:style-name="Text_20_body"/>
      <text:p text:style-name="Text_20_body">Aplikacija treba da omogući <text:span text:style-name="T29">administratoru</text:span> da se prijavi sa <text:span text:style-name="T19">svojim pristupim parametrima</text:span> i da uređuje podatke u bazi, među kojima su <text:span text:style-name="T28">kategorije video</text:span> <text:span text:style-name="T28">igara</text:span>, <text:span text:style-name="T28">platforme video igara</text:span> i <text:span text:style-name="T28">same video igre</text:span>. <text:span text:style-name="T1">Podatke</text:span> za spisak <text:span text:style-name="T28">kategorija igara</text:span> i <text:span text:style-name="T28">platforme video igara</text:span> samostalno pribaviti. U podacima o <text:span text:style-name="T28">video igri</text:span> se čuvaju <text:span text:style-name="T19">naslov</text:span>, <text:span text:style-name="T19">slika</text:span>, <text:span text:style-name="T19">naziv izdavačke kuće</text:span>, <text:span text:style-name="T19">godina izdanja</text:span>, <text:span text:style-name="T19">opis igre</text:span>, kao i <text:span text:style-name="T28">ESRB</text:span> znak, uz s<text:span text:style-name="T19">pisak činjenica o tome šta podrazumeva konkretna ESRB oznaka</text:span> za svaku igru pojedinačno. Za svaku igru, <text:span text:style-name="T27">administrator</text:span> unosi podatak u tome da li je <text:span text:style-name="T19">u ponudi</text:span> za prodaju i po kojoj <text:span text:style-name="T19">ceni</text:span>. <text:span text:style-name="T27">Posetioci sajta </text:span>ne treba da se registruju i prijave da bi pregledali katalog. Međutim, da bi mogli da napišu svoj komentar i daju ocenu o video igri, moraju da se registruju i prijave. <text:span text:style-name="T29">Korisnik</text:span> za registraciju unosi svoje <text:span text:style-name="T19">ime</text:span>, <text:span text:style-name="T19">prezime</text:span>, <text:span text:style-name="T19">adresu</text:span>, <text:span text:style-name="T19">mesto</text:span>, jedinstvenu adresu <text:span text:style-name="T19">elektronske pošte</text:span> i jedinstveni <text:span text:style-name="T19">broj telefona</text:span>. <text:span text:style-name="T29">Korisnik</text:span> može da ostavi samo jednu <text:span text:style-name="T19">ocenu</text:span> sa <text:span text:style-name="T31">komentarom</text:span> za jednu video igru. Ukoliko želi da promeni svoju ocenu ili komentar, može to da učini. Uz ocenu i komentar se ističu puno ime, prezime i mesto korisnika koji je komentar ostavio. Ocena igre se računa kao prosečna ocena svih unetih ocena korisnika na sajtu. <text:span text:style-name="T27">Administrator</text:span> ima pravo da uređuje tekst komentara, dok se ocena odmah primenjuje i prikazuje na profilu igre, dok se komentar prikazuje tek kada ga <text:span text:style-name="T27">administrator</text:span> odobri. Ukoliko <text:span text:style-name="T27">administrator</text:span> ne želi da odobri komentar, može da napiše poruku sa obrazloženjem i razlogom odbijanja objavljivanja komentara, koji će stajati prikazan umesto teksta komentara uz ocenu na sajtu igre. Kada <text:span text:style-name="T27">korisnik</text:span> promeni ocenu ili komentar, ona se ponovo obeležava kao neproverena i administrator mora da je pregleda i komentar ponovo ili odobri ili uz obrazloženje odbije. Na sajtu mora da postoji stranica za kontakt prodavnice.<text:line-break/><text:line-break/>Tehnička ograničenja<text:line-break/>- Aplikacija mora da bude realizovana na Node.js platformi korišćenjem Express biblioteke. Aplikacija mora da bude podeljena u dve nezavisne celine: back-end veb servis (API) i front-end (GUI aplikacija). Sav kôd aplikacije treba da bude organizovan u jednom Git spremištu u okviru korisničkog naloga za ovaj projekat, sa podelom kao u primeru zadatka sa vežbi.<text:line-break/>- Baza podataka mora da bude relaciona i treba koristiti MySQL ili MariaDB sistem za upravljanje bazama podataka (RDBMS) i u spremištu back-end dela aplikacije mora da bude dostupan SQL dump strukture baze podataka, eventualno sa inicijalnim podacima, potrebnim za demonstraciju rada projekta.<text:line-break/>- Back-end i front-end delovi projekta moraju da budi pisani na TypeScript jeziku, prevedeni TypeScript prevodiocem na adekvatan JavaScript. Back-end deo aplikacije, preveden na JavaScript iz izvornog TypeScript koda se pokreće kao Node.js aplikacija, a front-end deo se statički servira sa rute statičkih resursa back-end dela aplikacije i izvršava se na strani klijenta. Za postupak provere identiteta korisnika koji upućuje zahteve back-end delu aplikacije može da se koristi mehanizam sesija ili JWT (JSON Web Tokena), po slobodnom izboru.<text:line-break/>- Sav generisani HTML kôd koji proizvodi front-end deo aplikacije mora da bude 100% validan, tj. da prođe proveru W3C Validatorom (dopuštena su upozorenja - Warning, ali ne i greške - Error). Grafički korisnički interfejs se generiše na strani klijenta (client side rendering), korišćenjem React biblioteke, dok podatke doprema asinhrono iz back-end dela aplikacije (iz API-ja). Nije neophodno baviti se izradom posebnog dizajna grafičkog interfejsa aplikacije, već je moguće koristiti CSS biblioteke kao što je Bootstrap CSS biblioteka. Front-end deo aplikacije treba da bude realizovan <text:soft-page-break/>tako da se prilagođava različitim veličinama ekrana (responsive design).<text:line-break/>- Potrebno je obezbediti proveru podataka koji se od korisnika iz front-end dela upućuju back-end delu aplikacije. Moguća su tri sloja zaštite i to: (1) JavaScript validacija vrednosti na front-end-u; (2) Provera korišćenjem adekvatnih testova ili regularnih izraza na strani servera u back-end-u (moguće je i korišćenjem izričitih šema - Schema za validaciju ili drugim pristupima) i (3) provera na nivou baze podataka korišćenjem okidača nad samim tabelama baze podataka.<text:line-break/>- Neophodno je napisati prateću projektnu dokumentaciju o izradi aplikacije koja sadrži (1) model baze podataka sa detaljnim opisom svih tabela, njihovih polja i relacija; (2) dijagram baze podataka; (3) dijagram organizacije delova sistema, gde se vidi veza između baze, back-end, front-end i korisnika sa opisom smera kretanja informacija; (4) popis svih aktivnosti koje su podržane kroz aplikaciju za sve uloge korisnika aplikacije prikazane u obliku Use-Case dijagrama; kao i (5) sve ostale elemente dokumentacije predviđene uputstvom za izradu dokumentacije po ISO standardu.<text:line-break/>- Izrada oba dela aplikacije (projekata) i promene kodova datoteka tih projekata moraju da bude praćene korišćenjem alata za verziranje koda Git, a kompletan kôd aplikacije bude dostupan na javnom Git spremištu, npr. na besplatnim GitHub ili Bitbucket servisima, jedno spremište za back-end projekat i jedno za front-end projekat. Ne može ceo projekat da bude otpremljen u samo nekoliko masovnih Git commit-a, već mora da bude pokazano da je projekat realizovan u kontinuitetu, da su korišćene grane (branching), da je bilo paralelnog rada u više grana koje su spojene (merging) sa ili bez konflikata (conflict resolution).</text:p>
      <text:p text:style-name="Text_20_body">------------------------------------------------------------------------------------------------------------------------</text:p>
      <text:p text:style-name="P8">Analiza projktnog zahteva:</text:p>
      <text:p text:style-name="P29"><text:span text:style-name="T14">*</text:span><text:span text:style-name="T16">Podaci</text:span><text:span text:style-name="T7">:</text:span></text:p>
      <text:p text:style-name="P8"><text:span text:style-name="T2">- </text:span><text:span text:style-name="T30">Entiteti</text:span><text:span text:style-name="T17">,</text:span><text:span text:style-name="T18"> </text:span><text:span text:style-name="T21">a</text:span><text:span text:style-name="T20">tributi entiteta</text:span><text:span text:style-name="T22"> </text:span><text:span text:style-name="T23">i ogranicenja</text:span></text:p>
      <text:section text:style-name="Sect1" text:name="Section1">
        <text:p text:style-name="P17">Admin</text:p>
        <text:p text:style-name="P17"/>
        <text:p text:style-name="P17"/>
        <text:p text:style-name="P17"/>
        <text:p text:style-name="P17"/>
        <text:p text:style-name="P17"/>
        <text:p text:style-name="P18"><text:span text:style-name="T42">+</text:span>Kategorije video igara</text:p>
        <text:p text:style-name="P18"/>
        <text:p text:style-name="P18"/>
        <text:p text:style-name="P18"/>
        <text:p text:style-name="P18"><text:span text:style-name="T42">+</text:span>Platforme video igara</text:p>
        <text:p text:style-name="P18"/>
        <text:p text:style-name="P18"/>
        <text:p text:style-name="P18"/>
        <text:p text:style-name="P18"><text:span text:style-name="T42">+</text:span>Video igre</text:p>
        <text:p text:style-name="P18"/>
        <text:p text:style-name="P19"><text:tab/>naslov</text:p>
        <text:p text:style-name="P19"><text:tab/>naziv izdavačke kuće</text:p>
        <text:p text:style-name="P19"><text:tab/>godina izdanja</text:p>
        <text:p text:style-name="P19"><text:tab/>opis igre</text:p>
        <text:p text:style-name="P19"><text:tab/>cena <text:span text:style-name="T41">(cena = null =&gt; nije u ponudi)</text:span></text:p>
        <text:p text:style-name="P19"/>
        <text:p text:style-name="P19"/>
        <text:p text:style-name="P20">Slika</text:p>
        <text:p text:style-name="P20"/>
        <text:p text:style-name="P20"/>
        <text:p text:style-name="P20"/>
        <text:p text:style-name="P20"/>
        <text:p text:style-name="P19"><text:span text:style-name="T42">+</text:span>ESBR</text:p>
        <text:p text:style-name="P19"/>
        <text:p text:style-name="P19"/>
        <text:p text:style-name="P19"><text:tab/>opis</text:p>
        <text:p text:style-name="P19"/>
        <text:p text:style-name="P21"><text:span text:style-name="T42">+</text:span>Korisnik</text:p>
        <text:p text:style-name="P21"/>
        <text:p text:style-name="P22"><text:tab/>ime</text:p>
        <text:p text:style-name="P22"><text:tab/>prezime</text:p>
        <text:p text:style-name="P22"><text:tab/>adresu</text:p>
        <text:p text:style-name="P22"><text:tab/>mesto</text:p>
        <text:p text:style-name="P22"><text:tab/>elektronska pošta</text:p>
        <text:p text:style-name="P22"><text:tab/>broj telefona</text:p>
        <text:p text:style-name="P22"/>
        <text:p text:style-name="P22"/>
        <text:p text:style-name="P22"/>
        <text:p text:style-name="P14"><text:span text:style-name="T32">R</text:span>ecenzija</text:p>
        <text:p text:style-name="P14"/>
        <text:p text:style-name="P22"><text:tab/>ocenu</text:p>
        <text:p text:style-name="P22"><text:tab/>komentar</text:p>
        <text:p text:style-name="P22"/>
        <text:p text:style-name="P22"/>
        <text:p text:style-name="P22"><text:tab/>da li je odobren</text:p>
        <text:p text:style-name="P22"/>
        <text:p text:style-name="P22"/>
        <text:p text:style-name="P22"/>
        <text:p text:style-name="P22"/>
        <text:p text:style-name="P31"><text:span text:style-name="T3">a</text:span><text:span text:style-name="T2">dmin</text:span></text:p>
        <text:p text:style-name="P10"><text:span text:style-name="T3"><text:tab/></text:span><text:span text:style-name="T4">admin_id<text:tab/><text:tab/>PK</text:span></text:p>
        <text:p text:style-name="P10"><text:span text:style-name="T3"><text:tab/></text:span><text:span text:style-name="T4">username<text:tab/><text:tab/>UQ<text:tab/></text:span><text:span text:style-name="T3"><text:tab/></text:span><text:span text:style-name="T4">password_hash</text:span></text:p>
        <text:p text:style-name="P10"><text:span text:style-name="T4"><text:tab/></text:span><text:span text:style-name="T12">created_a</text:span><text:span text:style-name="T13">t</text:span></text:p>
        <text:p text:style-name="P10"><text:span text:style-name="T4"><text:tab/></text:span><text:span text:style-name="T6">is_active</text:span></text:p>
        <text:p text:style-name="P11"><text:span text:style-name="T3">c</text:span><text:span text:style-name="T2">ategory</text:span></text:p>
        <text:p text:style-name="P11"><text:span text:style-name="T2"><text:tab/>category_id<text:tab/><text:tab/></text:span><text:span text:style-name="T5">PK</text:span></text:p>
        <text:p text:style-name="P10"><text:span text:style-name="T3"><text:tab/></text:span><text:span text:style-name="T5">category_name<text:tab/><text:tab/>UQ</text:span></text:p>
        <text:p text:style-name="P10"><text:span text:style-name="T5"><text:tab/></text:span><text:span text:style-name="T6">is_active</text:span></text:p>
        <text:p text:style-name="P12">platform</text:p>
        <text:p text:style-name="P12"><text:tab/>platform_id<text:tab/><text:tab/>PK</text:p>
        <text:p text:style-name="P10"><text:span text:style-name="T3"><text:tab/></text:span><text:span text:style-name="T5">platform_name<text:tab/><text:tab/>UQ</text:span></text:p>
        <text:p text:style-name="P10"><text:span text:style-name="T5"><text:tab/></text:span><text:span text:style-name="T6">is_active</text:span></text:p>
        <text:p text:style-name="P12">game</text:p>
        <text:p text:style-name="P12"><text:tab/>game_id<text:tab/><text:tab/><text:tab/>PK</text:p>
        <text:p text:style-name="P12"><text:tab/>title</text:p>
        <text:p text:style-name="P12"><text:tab/>publisher</text:p>
        <text:p text:style-name="P12"><text:tab/>publish_year</text:p>
        <text:p text:style-name="P12"><text:tab/>description</text:p>
        <text:p text:style-name="P12"><text:tab/>price<text:tab/><text:tab/><text:tab/><text:span text:style-name="T38">NULL</text:span></text:p>
        <text:p text:style-name="P12"><text:tab/>pegi_id<text:tab/><text:tab/><text:tab/>FK</text:p>
        <text:p text:style-name="P24"><text:span text:style-name="T34"><text:tab/></text:span><text:span text:style-name="T35">is_active</text:span></text:p>
        <text:p text:style-name="P12">photo</text:p>
        <text:p text:style-name="P12"><text:tab/>photo_id<text:tab/><text:tab/>PK</text:p>
        <text:p text:style-name="P13"><text:tab/>photo_path</text:p>
        <text:p text:style-name="P26"><text:span text:style-name="T33"><text:tab/></text:span><text:span text:style-name="T35">game_id<text:tab/><text:tab/><text:tab/>FK</text:span><text:span text:style-name="T33"><text:tab/></text:span></text:p>
        <text:p text:style-name="P26"><text:span text:style-name="T33"><text:tab/></text:span><text:span text:style-name="T35">is_active</text:span></text:p>
        <text:p text:style-name="P12">pegi</text:p>
        <text:p text:style-name="P12"><text:tab/>pegi_id<text:tab/><text:tab/><text:tab/>PK</text:p>
        <text:p text:style-name="P12"><text:tab/><text:span text:style-name="T39">name</text:span></text:p>
        <text:p text:style-name="P12"><text:tab/>description</text:p>
        <text:p text:style-name="P25"><text:span text:style-name="T33"><text:tab/></text:span><text:span text:style-name="T35">is_active</text:span></text:p>
        <text:p text:style-name="P12">user</text:p>
        <text:p text:style-name="P12"><text:tab/>user_id</text:p>
        <text:p text:style-name="P12"><text:tab/>name</text:p>
        <text:p text:style-name="P12"><text:tab/>surename</text:p>
        <text:p text:style-name="P12"><text:tab/>addres</text:p>
        <text:p text:style-name="P24"><text:span text:style-name="T34"><text:tab/></text:span><text:span text:style-name="T37">place</text:span></text:p>
        <text:p text:style-name="P15"><text:tab/>mail<text:tab/><text:tab/><text:tab/>UQ</text:p>
        <text:p text:style-name="P15"><text:tab/>phone<text:tab/><text:tab/><text:tab/>UQ</text:p>
        <text:p text:style-name="P15"><text:tab/>password_hash</text:p>
        <text:p text:style-name="P15"><text:tab/>password_reset_link<text:tab/>UQ, NULL</text:p>
        <text:p text:style-name="P15"><text:tab/>is_active</text:p>
        <text:p text:style-name="P14">review</text:p>
        <text:p text:style-name="P14"><text:tab/>review_id<text:tab/><text:tab/>PK</text:p>
        <text:p text:style-name="P14"><text:tab/>rating</text:p>
        <text:p text:style-name="P14"><text:tab/>comment</text:p>
        <text:p text:style-name="P27"><text:span text:style-name="T33"><text:tab/></text:span><text:span text:style-name="T36">game_id<text:tab/><text:tab/><text:tab/>FK,</text:span><text:span text:style-name="T37">UQ1</text:span></text:p>
        <text:p text:style-name="P27"><text:span text:style-name="T36"><text:tab/>user_id<text:tab/><text:tab/><text:tab/>FK,</text:span><text:span text:style-name="T37">UQ1</text:span><text:span text:style-name="T33"><text:tab/></text:span></text:p>
        <text:p text:style-name="P16"><text:tab/>is_approved</text:p>
        <text:p text:style-name="P14"><text:tab/>is_active</text:p>
        <text:p text:style-name="P23">game_category</text:p>
        <text:p text:style-name="P23"><text:tab/>game_category_id<text:tab/>PK</text:p>
        <text:p text:style-name="P23"><text:tab/>game_id<text:tab/><text:tab/><text:tab/>FK</text:p>
        <text:p text:style-name="P23"><text:tab/>category_id<text:tab/><text:tab/>FK</text:p>
        <text:p text:style-name="P23">game_platform</text:p>
        <text:p text:style-name="P23"><text:tab/>game_platform_id<text:tab/>PK</text:p>
        <text:p text:style-name="P23"><text:tab/>game_id<text:tab/><text:tab/><text:tab/>FK</text:p>
        <text:p text:style-name="P23"><text:tab/>platform_id<text:tab/><text:tab/>FK</text:p>
      </text:section>
      <text:p text:style-name="P30"><text:tab/></text:p>
      <text:p text:style-name="P3">- Veze izmedju entiteta</text:p>
      <text:p text:style-name="P8"><draw:custom-shape text:anchor-type="paragraph" draw:z-index="0" draw:name="Shape1" draw:style-name="gr21" draw:text-style-name="P40" svg:width="3.987cm" svg:height="2.035cm" svg:x="0.446cm" svg:y="0.302cm"><text:p text:style-name="P35">admin</text:p><draw:enhanced-geometry svg:viewBox="0 0 21600 21600" draw:type="rectangle" draw:enhanced-path="M 0 0 L 21600 0 21600 21600 0 21600 0 0 Z N"/></draw:custom-shape><draw:custom-shape text:anchor-type="paragraph" draw:z-index="1" draw:name="Shape1_0" draw:style-name="gr21" draw:text-style-name="P40" svg:width="3.987cm" svg:height="2.035cm" svg:x="0.446cm" svg:y="12.704cm"><text:p text:style-name="P35">category</text:p><draw:enhanced-geometry svg:viewBox="0 0 21600 21600" draw:type="rectangle" draw:enhanced-path="M 0 0 L 21600 0 21600 21600 0 21600 0 0 Z N"/></draw:custom-shape><draw:custom-shape text:anchor-type="paragraph" draw:z-index="2" draw:name="Shape1_1" draw:style-name="gr20" draw:text-style-name="P39" svg:width="3.987cm" svg:height="2.035cm" svg:x="6.996cm" svg:y="4.685cm"><text:p text:style-name="P35">game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1_2" draw:style-name="gr21" draw:text-style-name="P40" svg:width="3.987cm" svg:height="2.035cm" svg:x="12.913cm" svg:y="4.586cm"><text:p text:style-name="P35">pegi</text:p><draw:enhanced-geometry svg:viewBox="0 0 21600 21600" draw:type="rectangle" draw:enhanced-path="M 0 0 L 21600 0 21600 21600 0 21600 0 0 Z N"/></draw:custom-shape><draw:custom-shape text:anchor-type="paragraph" draw:z-index="4" draw:name="Shape1_3" draw:style-name="gr22" draw:text-style-name="P41" svg:width="3.987cm" svg:height="2.035cm" svg:x="0.446cm" svg:y="8.685cm"><text:p text:style-name="P35">game_category</text:p><draw:enhanced-geometry svg:viewBox="0 0 21600 21600" draw:type="rectangle" draw:enhanced-path="M 0 0 L 21600 0 21600 21600 0 21600 0 0 Z N"/></draw:custom-shape><draw:custom-shape text:anchor-type="paragraph" draw:z-index="5" draw:name="Shape1_4" draw:style-name="gr23" draw:text-style-name="P39" svg:width="3.987cm" svg:height="2.035cm" svg:x="12.716cm" svg:y="0.302cm"><text:p text:style-name="P35">review</text:p><draw:enhanced-geometry svg:viewBox="0 0 21600 21600" draw:type="rectangle" draw:enhanced-path="M 0 0 L 21600 0 21600 21600 0 21600 0 0 Z N"/></draw:custom-shape><draw:custom-shape text:anchor-type="paragraph" draw:z-index="6" draw:name="Shape1_5" draw:style-name="gr21" draw:text-style-name="P40" svg:width="3.987cm" svg:height="2.035cm" svg:x="7.011cm" svg:y="0.302cm"><text:p text:style-name="P35">user</text:p><draw:enhanced-geometry svg:viewBox="0 0 21600 21600" draw:type="rectangle" draw:enhanced-path="M 0 0 L 21600 0 21600 21600 0 21600 0 0 Z N"/></draw:custom-shape><draw:line text:anchor-type="paragraph" draw:z-index="7" draw:name="Shape2" draw:style-name="gr1" draw:text-style-name="P34" svg:x1="10.998cm" svg:y1="1.409cm" svg:x2="12.799cm" svg:y2="1.425cm"><text:p/></draw:line><draw:line text:anchor-type="paragraph" draw:z-index="8" draw:name="Shape3" draw:style-name="gr1" draw:text-style-name="P34" svg:x1="10.982cm" svg:y1="4.685cm" svg:x2="12.716cm" svg:y2="2.335cm"><text:p/></draw:line><draw:line text:anchor-type="paragraph" draw:z-index="9" draw:name="Shape4" draw:style-name="gr1" draw:text-style-name="P34" svg:x1="12.913cm" svg:y1="5.609cm" svg:x2="10.982cm" svg:y2="5.544cm"><text:p/></draw:line><draw:custom-shape text:anchor-type="paragraph" draw:z-index="10" draw:name="Shape1_6" draw:style-name="gr22" draw:text-style-name="P41" svg:width="3.987cm" svg:height="2.035cm" svg:x="7.045cm" svg:y="8.587cm"><text:p text:style-name="P35">game_platform</text:p><draw:enhanced-geometry svg:viewBox="0 0 21600 21600" draw:type="rectangle" draw:enhanced-path="M 0 0 L 21600 0 21600 21600 0 21600 0 0 Z N"/></draw:custom-shape><draw:line text:anchor-type="paragraph" draw:z-index="11" draw:name="Shape5" draw:style-name="gr1" draw:text-style-name="P34" svg:x1="2.413cm" svg:y1="12.703cm" svg:x2="2.413cm" svg:y2="10.719cm"><text:p/></draw:line><draw:line text:anchor-type="paragraph" draw:z-index="12" draw:name="Shape6" draw:style-name="gr1" draw:text-style-name="P34" svg:x1="6.996cm" svg:y1="6.719cm" svg:x2="4.433cm" svg:y2="8.686cm"><text:p/></draw:line><draw:custom-shape text:anchor-type="paragraph" draw:z-index="13" draw:name="Shape1_7" draw:style-name="gr21" draw:text-style-name="P40" svg:width="3.987cm" svg:height="2.035cm" svg:x="12.883cm" svg:y="8.488cm"><text:p text:style-name="P35">platform</text:p><draw:enhanced-geometry svg:viewBox="0 0 21600 21600" draw:type="rectangle" draw:enhanced-path="M 0 0 L 21600 0 21600 21600 0 21600 0 0 Z N"/></draw:custom-shape><draw:line text:anchor-type="paragraph" draw:z-index="14" draw:name="Shape7" draw:style-name="gr1" draw:text-style-name="P34" svg:x1="12.883cm" svg:y1="9.611cm" svg:x2="11.031cm" svg:y2="9.71cm"><text:p/></draw:line><draw:line text:anchor-type="paragraph" draw:z-index="15" draw:name="Shape8" draw:style-name="gr1" draw:text-style-name="P34" svg:x1="8.68cm" svg:y1="6.8cm" svg:x2="8.648cm" svg:y2="8.587cm"><text:p/></draw:line><draw:custom-shape text:anchor-type="paragraph" draw:z-index="16" draw:name="Shape1_8" draw:style-name="gr20" draw:text-style-name="P39" svg:width="3.987cm" svg:height="2.035cm" svg:x="0.446cm" svg:y="4.685cm"><text:p text:style-name="P35">photo</text:p><draw:enhanced-geometry svg:viewBox="0 0 21600 21600" draw:type="rectangle" draw:enhanced-path="M 0 0 L 21600 0 21600 21600 0 21600 0 0 Z N"/></draw:custom-shape><draw:line text:anchor-type="paragraph" draw:z-index="17" draw:name="Shape9" draw:style-name="gr1" draw:text-style-name="P34" svg:x1="6.996cm" svg:y1="5.666cm" svg:x2="4.433cm" svg:y2="5.782cm"><text:p/></draw:line></text:p>
      <text:p text:style-name="P28">*<text:span text:style-name="T15">Funkcionalnost</text:span><text:span text:style-name="T2">:</text:span></text:p>
      <text:p text:style-name="P8"><text:span text:style-name="T2">- </text:span><text:span text:style-name="T24">Uloge</text:span><text:span text:style-name="T25"> </text:span><text:span text:style-name="T26">i funkcionalnosti</text:span></text:p>
      <text:p text:style-name="P4"><text:tab/>#Admin</text:p>
      <text:p text:style-name="P8"><text:span text:style-name="T2"><text:tab/><text:tab/></text:span><text:span text:style-name="T8">uredjuje </text:span><text:span text:style-name="T9">kategorije</text:span></text:p>
      <text:p text:style-name="P5"><text:tab/><text:tab/>uredjuje platforme</text:p>
      <text:p text:style-name="P5"><text:tab/><text:tab/>uredjuje video igre</text:p>
      <text:p text:style-name="P9"><text:span text:style-name="T9"><text:tab/><text:tab/></text:span><text:span text:style-name="T11">uredjenje slika</text:span></text:p>
      <text:p text:style-name="P5"><text:tab/><text:tab/>pregled i uredjivanje komentara korisnika (i odobravanje)</text:p>
      <text:p text:style-name="P4"><text:tab/>#Korisnik</text:p>
      <text:p text:style-name="P9"><text:span text:style-name="T7"><text:tab/><text:tab/></text:span><text:span text:style-name="T9">uredjivanje </text:span><text:span text:style-name="T10">komentarom</text:span></text:p>
      <text:p text:style-name="P7"><text:tab/><text:tab/>ocenjivanje</text:p>
      <text:p text:style-name="P6"><text:tab/><text:tab/>pregled <text:span text:style-name="T40">i pretraga </text:span>kataloga</text:p>
      <text:p text:style-name="P8"><text:span text:style-name="T2"><text:tab/>#Posetilac </text:span><text:span text:style-name="T8">(neregistrovani korisnik)</text:span></text:p>
      <text:p text:style-name="P8"><text:span text:style-name="T8"><text:tab/><text:tab/></text:span><text:span text:style-name="T9">registrovanje</text:span></text:p>
      <text:p text:style-name="P5"><text:tab/><text:tab/>prijava</text:p>
      <text:p text:style-name="P5"><text:tab/><text:tab/>pregled <text:span text:style-name="T40">i</text:span> <text:span text:style-name="T40">pretraga</text:span> kataloga</text:p>
      <text:p text:style-name="P8"><text:span text:style-name="T9"><text:tab/><text:tab/></text:span><text:span text:style-name="T10">zahtev za novu lozinku</text:span></text:p>
      <text:p text:style-name="P4"><draw:custom-shape text:anchor-type="paragraph" draw:z-index="28" draw:name="Shape11_6" draw:style-name="gr11" draw:text-style-name="P35" svg:width="2.927cm" svg:height="1.74cm" svg:x="2.417cm" svg:y="0.46cm"><text:p text:style-name="P35">Uredjivanje</text:p><text:p text:style-name="P35">Kategorij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- Procesi</text:p>
      <text:p text:style-name="P1"><draw:custom-shape text:anchor-type="paragraph" draw:z-index="26" draw:name="Shape11_4" draw:style-name="gr13" draw:text-style-name="P35" svg:width="2.585cm" svg:height="1.535cm" svg:x="11.587cm" svg:y="0.021cm"><text:p text:style-name="P35">Ocenjivanj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Shape12" draw:style-name="gr1" draw:text-style-name="P34" svg:x1="1.774cm" svg:y1="0.727cm" svg:x2="2.326cm" svg:y2="0.485cm"><text:p/></draw:line></text:p>
      <text:p text:style-name="P2"><draw:custom-shape text:anchor-type="paragraph" draw:z-index="19" draw:name="Shape10_0" draw:style-name="gr19" svg:width="1.257cm" svg:height="1.257cm" svg:x="0.519cm" svg:y="0.129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line text:anchor-type="paragraph" draw:z-index="43" draw:name="Shape23" draw:style-name="gr5" draw:text-style-name="P34" svg:x1="7.883cm" svg:y1="1.697cm" svg:x2="11.301cm" svg:y2="0.307cm"><text:p/></draw:line><draw:line text:anchor-type="paragraph" draw:z-index="45" draw:name="Shape25" draw:style-name="gr5" draw:text-style-name="P34" svg:x1="6.803cm" svg:y1="1.607cm" svg:x2="5.48cm" svg:y2="0.372cm"><text:p/></draw:line></text:p>
      <text:p text:style-name="P4"><draw:custom-shape text:anchor-type="paragraph" draw:z-index="18" draw:name="Shape10" draw:style-name="gr19" svg:width="1.257cm" svg:height="1.257cm" svg:x="7.024cm" svg:y="5.773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22" draw:name="Shape11_0" draw:style-name="gr17" draw:text-style-name="P35" svg:width="3.167cm" svg:height="1.883cm" svg:x="9.648cm" svg:y="2.367cm"><text:p text:style-name="P35">Pegled i pretraga</text:p><text:p text:style-name="P35"><text:s/>katalog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11_1" draw:style-name="gr16" draw:text-style-name="P35" svg:width="3.006cm" svg:height="1.788cm" svg:x="13.637cm" svg:y="6.124cm"><text:p text:style-name="P35">Registracij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1_2" draw:style-name="gr15" draw:text-style-name="P35" svg:width="3.518cm" svg:height="2.093cm" svg:x="10.892cm" svg:y="4.249cm"><text:p text:style-name="P35">Zahtevanje linka</text:p><text:p text:style-name="P35"><text:s/>za lozinku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11_3" draw:style-name="gr14" draw:text-style-name="P38" svg:width="2.782cm" svg:height="1.654cm" svg:x="10.285cm" svg:y="0.582cm"><text:p text:style-name="P38"><text:span text:style-name="T43">Uredjivanje</text:span></text:p><text:p text:style-name="P38"><text:span text:style-name="T43"><text:s/></text:span><text:span text:style-name="T43">komentar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11_5" draw:style-name="gr12" draw:text-style-name="P35" svg:width="2.872cm" svg:height="1.708cm" svg:x="2.383cm" svg:y="0.441cm"><text:p text:style-name="P35">Uredjivanje</text:p><text:p text:style-name="P35">Platfor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10_1" draw:style-name="gr19" svg:width="1.257cm" svg:height="1.257cm" svg:x="15.864cm" svg:y="1.672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29" draw:name="Shape11_7" draw:style-name="gr10" draw:text-style-name="P35" svg:width="2.361cm" svg:height="1.378cm" svg:x="2.175cm" svg:y="4.202cm"><text:p text:style-name="P35">Uredjenje</text:p><text:p text:style-name="P35">Slik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11_8" draw:style-name="gr9" draw:text-style-name="P35" svg:width="2.666cm" svg:height="1.585cm" svg:x="2.242cm" svg:y="2.369cm"><text:p text:style-name="P35">Uredjivanje</text:p><text:p text:style-name="P35">Igar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11_9" draw:style-name="gr8" draw:text-style-name="P35" svg:width="3.998cm" svg:height="2.377cm" svg:x="1.134cm" svg:y="5.997cm"><text:p text:style-name="P35">Pregled I odobravanje</text:p><text:p text:style-name="P35">komentar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1" draw:style-name="gr18" draw:text-style-name="P35" svg:width="2.096cm" svg:height="1.246cm" svg:x="6.382cm" svg:y="1.21cm"><text:p text:style-name="P35">Prijav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3" draw:name="Shape13" draw:style-name="gr1" draw:text-style-name="P34" svg:x1="1.886cm" svg:y1="0.459cm" svg:x2="2.526cm" svg:y2="0.791cm"><text:p/></draw:line><draw:line text:anchor-type="paragraph" draw:z-index="34" draw:name="Shape14" draw:style-name="gr1" draw:text-style-name="P34" svg:x1="1.512cm" svg:y1="1.055cm" svg:x2="2.68cm" svg:y2="2.575cm"><text:p/></draw:line><draw:line text:anchor-type="paragraph" draw:z-index="35" draw:name="Shape15" draw:style-name="gr1" draw:text-style-name="P34" svg:x1="1.224cm" svg:y1="0.898cm" svg:x2="2.175cm" svg:y2="4.627cm"><text:p/></draw:line><draw:line text:anchor-type="paragraph" draw:z-index="36" draw:name="Shape16" draw:style-name="gr1" draw:text-style-name="P34" svg:x1="1.027cm" svg:y1="1.032cm" svg:x2="1.577cm" svg:y2="6.412cm"><text:p/></draw:line><draw:line text:anchor-type="paragraph" draw:z-index="37" draw:name="Shape17" draw:style-name="gr1" draw:text-style-name="P34" svg:x1="15.864cm" svg:y1="1.672cm" svg:x2="14.365cm" svg:y2="0.305cm"><text:p/></draw:line><draw:line text:anchor-type="paragraph" draw:z-index="38" draw:name="Shape18" draw:style-name="gr1" draw:text-style-name="P34" svg:x1="15.864cm" svg:y1="2.158cm" svg:x2="13.174cm" svg:y2="1.452cm"><text:p/></draw:line><draw:line text:anchor-type="paragraph" draw:z-index="39" draw:name="Shape19" draw:style-name="gr1" draw:text-style-name="P34" svg:x1="15.755cm" svg:y1="2.642cm" svg:x2="13.086cm" svg:y2="2.972cm"><text:p/></draw:line><draw:line text:anchor-type="paragraph" draw:z-index="40" draw:name="Shape20" draw:style-name="gr1" draw:text-style-name="P34" svg:x1="8.28cm" svg:y1="6.147cm" svg:x2="10.617cm" svg:y2="5.773cm"><text:p/></draw:line><draw:line text:anchor-type="paragraph" draw:z-index="41" draw:name="Shape21" draw:style-name="gr1" draw:text-style-name="P34" svg:x1="8.435cm" svg:y1="6.544cm" svg:x2="13.374cm" svg:y2="7.338cm"><text:p/></draw:line><draw:line text:anchor-type="paragraph" draw:z-index="42" draw:name="Shape22" draw:style-name="gr7" draw:text-style-name="P34" svg:x1="7.641cm" svg:y1="5.529cm" svg:x2="7.509cm" svg:y2="2.619cm"><text:p/></draw:line><draw:line text:anchor-type="paragraph" draw:z-index="44" draw:name="Shape24" draw:style-name="gr5" draw:text-style-name="P34" svg:x1="8.677cm" svg:y1="1.605cm" svg:x2="10.023cm" svg:y2="1.385cm"><text:p/></draw:line><draw:line text:anchor-type="paragraph" draw:z-index="46" draw:name="Shape26" draw:style-name="gr6" draw:text-style-name="P34" svg:x1="6.23cm" svg:y1="1.76cm" svg:x2="5.255cm" svg:y2="1.584cm"><text:p/></draw:line><draw:line text:anchor-type="paragraph" draw:z-index="47" draw:name="Shape27" draw:style-name="gr5" draw:text-style-name="P34" svg:x1="6.539cm" svg:y1="2.267cm" svg:x2="4.907cm" svg:y2="2.819cm"><text:p/></draw:line><draw:line text:anchor-type="paragraph" draw:z-index="48" draw:name="Shape28" draw:style-name="gr5" draw:text-style-name="P34" svg:x1="6.715cm" svg:y1="2.619cm" svg:x2="4.535cm" svg:y2="4.626cm"><text:p/></draw:line><draw:line text:anchor-type="paragraph" draw:z-index="49" draw:name="Shape29" draw:style-name="gr5" draw:text-style-name="P34" svg:x1="7.023cm" svg:y1="2.619cm" svg:x2="4.598cm" svg:y2="6.147cm"><text:p/></draw:line><draw:frame text:anchor-type="paragraph" draw:z-index="50" draw:name="Shape30" draw:style-name="gr4" draw:text-style-name="P37" svg:width="1.676cm" svg:height="0.509cm" svg:x="15.799cm" svg:y="3.325cm"><draw:text-box><text:p>Korisnik</text:p></draw:text-box></draw:frame><draw:frame text:anchor-type="paragraph" draw:z-index="51" draw:name="Shape30_0" draw:style-name="gr4" draw:text-style-name="P37" svg:width="1.676cm" svg:height="0.509cm" svg:x="6.759cm" svg:y="7.338cm"><draw:text-box><text:p>Posetilac</text:p></draw:text-box></draw:frame><draw:frame text:anchor-type="paragraph" draw:z-index="52" draw:name="Shape30_1" draw:style-name="gr4" draw:text-style-name="P37" svg:width="1.676cm" svg:height="0.509cm" svg:x="-0.979cm" svg:y="0.085cm"><draw:text-box><text:p>Admin</text:p></draw:text-box></draw:frame><draw:line text:anchor-type="paragraph" draw:z-index="53" draw:name="Shape31" draw:style-name="gr3" draw:text-style-name="P34" svg:x1="-0.429cm" svg:y1="9.433cm" svg:x2="17.937cm" svg:y2="9.433cm"><text:p/></draw:line><draw:custom-shape text:anchor-type="paragraph" draw:z-index="54" draw:name="Shape32_0" draw:style-name="gr2" draw:text-style-name="P36" svg:width="2.779cm" svg:height="1.676cm" svg:x="-0.584cm" svg:y="10.051cm"><text:p text:style-name="P35">Uredjivanj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32_1" draw:style-name="gr2" draw:text-style-name="P36" svg:width="2.779cm" svg:height="1.676cm" svg:x="4.267cm" svg:y="9.897cm"><text:p text:style-name="P35">Cre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Shape32_2" draw:style-name="gr2" draw:text-style-name="P35" svg:width="2.779cm" svg:height="1.676cm" svg:x="3.582cm" svg:y="11.772cm"><text:p text:style-name="P35">Delete?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32_3" draw:style-name="gr2" draw:text-style-name="P36" svg:width="2.779cm" svg:height="1.676cm" svg:x="-1.136cm" svg:y="14.175cm"><text:p text:style-name="P35">Rea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Shape32_4" draw:style-name="gr2" draw:text-style-name="P36" svg:width="2.779cm" svg:height="1.676cm" svg:x="1.753cm" svg:y="13.272cm"><text:p text:style-name="P35">Upd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9" draw:name="Shape33" draw:style-name="gr1" draw:text-style-name="P34" svg:x1="2.415cm" svg:y1="10.932cm" svg:x2="4.267cm" svg:y2="10.8cm"><text:p/></draw:line><draw:line text:anchor-type="paragraph" draw:z-index="60" draw:name="Shape34" draw:style-name="gr1" draw:text-style-name="P34" svg:x1="2.018cm" svg:y1="11.395cm" svg:x2="3.717cm" svg:y2="12.079cm"><text:p/></draw:line><draw:line text:anchor-type="paragraph" draw:z-index="61" draw:name="Shape35" draw:style-name="gr1" draw:text-style-name="P34" svg:x1="1.445cm" svg:y1="11.726cm" svg:x2="2.503cm" svg:y2="13.402cm"><text:p/></draw:line><draw:line text:anchor-type="paragraph" draw:z-index="62" draw:name="Shape36" draw:style-name="gr1" draw:text-style-name="P34" svg:x1="0.607cm" svg:y1="11.726cm" svg:x2="0.321cm" svg:y2="14.174cm"><text:p/></draw:line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4:16:06.274660974</meta:creation-date>
    <dc:date>2022-05-29T21:02:52.565771849</dc:date>
    <meta:editing-duration>PT3H38M4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5" meta:paragraph-count="109" meta:word-count="1008" meta:character-count="7001" meta:non-whitespace-character-count="5971"/>
  </office:meta>
</office:document-meta>
</file>